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idar long</text:p>
          </table:table-cell>
          <table:table-cell office:value-type="string" calcext:value-type="string">
            <text:p>lidar lat</text:p>
          </table:table-cell>
          <table:table-cell office:value-type="string" calcext:value-type="string">
            <text:p>pixel long</text:p>
          </table:table-cell>
          <table:table-cell office:value-type="string" calcext:value-type="string">
            <text:p>pixel la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oids1</text:p>
          </table:table-cell>
          <table:table-cell office:value-type="string" calcext:value-type="string">
            <text:p>poids2</text:p>
          </table:table-cell>
        </table:table-row>
        <table:table-row table:style-name="ro1">
          <table:table-cell office:value-type="float" office:value="-7.08755112" calcext:value-type="float">
            <text:p>-7,08755112</text:p>
          </table:table-cell>
          <table:table-cell office:value-type="float" office:value="33.3139534" calcext:value-type="float">
            <text:p>33,3139534</text:p>
          </table:table-cell>
          <table:table-cell office:value-type="float" office:value="-8" calcext:value-type="float">
            <text:p>-8</text:p>
          </table:table-cell>
          <table:table-cell office:value-type="float" office:value="33.5" calcext:value-type="float">
            <text:p>33,5</text:p>
          </table:table-cell>
          <table:table-cell table:formula="of:=SQRT((([.A2]-[.C2])^2) + (([.B2]-[.D2])^2))" office:value-type="float" office:value="0.93122301087592" calcext:value-type="float">
            <text:p>0,9312230109</text:p>
          </table:table-cell>
          <table:table-cell table:formula="of:=(1/[.E2]^2)/(1/[.E2]^2+1/[.E3]^2+1/[.E4]^2+1/[.E5]^2)" office:value-type="float" office:value="0.249641986283684" calcext:value-type="float">
            <text:p>0,2496419863</text:p>
          </table:table-cell>
          <table:table-cell/>
        </table:table-row>
        <table:table-row table:style-name="ro1">
          <table:table-cell office:value-type="float" office:value="-7.09978628" calcext:value-type="float">
            <text:p>-7,09978628</text:p>
          </table:table-cell>
          <table:table-cell office:value-type="float" office:value="33.26941299" calcext:value-type="float">
            <text:p>33,26941299</text:p>
          </table:table-cell>
          <table:table-cell office:value-type="float" office:value="-8" calcext:value-type="float">
            <text:p>-8</text:p>
          </table:table-cell>
          <table:table-cell office:value-type="float" office:value="33.5" calcext:value-type="float">
            <text:p>33,5</text:p>
          </table:table-cell>
          <table:table-cell table:formula="of:=SQRT((([.A3]-[.C3])^2) + (([.B3]-[.D3])^2))" office:value-type="float" office:value="0.92927666001949" calcext:value-type="float">
            <text:p>0,92927666</text:p>
          </table:table-cell>
          <table:table-cell table:formula="of:=(1/[.E3]^2)/(1/[.E2]^2+1/[.E3]^2+1/[.E4]^2+1/[.E5]^2)" office:value-type="float" office:value="0.250688821438324" calcext:value-type="float">
            <text:p>0,2506888214</text:p>
          </table:table-cell>
          <table:table-cell/>
        </table:table-row>
        <table:table-row table:style-name="ro1">
          <table:table-cell office:value-type="float" office:value="-7.11217976" calcext:value-type="float">
            <text:p>-7,11217976</text:p>
          </table:table-cell>
          <table:table-cell office:value-type="float" office:value="33.22465897" calcext:value-type="float">
            <text:p>33,22465897</text:p>
          </table:table-cell>
          <table:table-cell office:value-type="float" office:value="-8" calcext:value-type="float">
            <text:p>-8</text:p>
          </table:table-cell>
          <table:table-cell office:value-type="float" office:value="33.5" calcext:value-type="float">
            <text:p>33,5</text:p>
          </table:table-cell>
          <table:table-cell table:formula="of:=SQRT((([.A4]-[.C4])^2) + (([.B4]-[.D4])^2))" office:value-type="float" office:value="0.929536153871983" calcext:value-type="float">
            <text:p>0,9295361539</text:p>
          </table:table-cell>
          <table:table-cell table:formula="of:=(1/[.E4]^2)/(1/[.E2]^2+1/[.E3]^2+1/[.E4]^2+1/[.E5]^2)" office:value-type="float" office:value="0.250548873943792" calcext:value-type="float">
            <text:p>0,2505488739</text:p>
          </table:table-cell>
          <table:table-cell/>
        </table:table-row>
        <table:table-row table:style-name="ro1">
          <table:table-cell office:value-type="float" office:value="-7.1243763" calcext:value-type="float">
            <text:p>-7,1243763</text:p>
          </table:table-cell>
          <table:table-cell office:value-type="float" office:value="33.18019485" calcext:value-type="float">
            <text:p>33,18019485</text:p>
          </table:table-cell>
          <table:table-cell office:value-type="float" office:value="-8" calcext:value-type="float">
            <text:p>-8</text:p>
          </table:table-cell>
          <table:table-cell office:value-type="float" office:value="33.5" calcext:value-type="float">
            <text:p>33,5</text:p>
          </table:table-cell>
          <table:table-cell table:formula="of:=SQRT((([.A5]-[.C5])^2) + (([.B5]-[.D5])^2))" office:value-type="float" office:value="0.932197510170572" calcext:value-type="float">
            <text:p>0,9321975102</text:p>
          </table:table-cell>
          <table:table-cell table:formula="of:=(1/[.E5]^2)/(1/[.E2]^2+1/[.E3]^2+1/[.E4]^2+1/[.E5]^2)" office:value-type="float" office:value="0.2491203183342" calcext:value-type="float">
            <text:p>0,2491203183</text:p>
          </table:table-cell>
          <table:table-cell/>
        </table:table-row>
        <table:table-row table:style-name="ro1">
          <table:table-cell office:value-type="float" office:value="42.67794418" calcext:value-type="float">
            <text:p>42,67794418</text:p>
          </table:table-cell>
          <table:table-cell office:value-type="float" office:value="15.81935596" calcext:value-type="float">
            <text:p>15,81935596</text:p>
          </table:table-cell>
          <table:table-cell office:value-type="float" office:value="43" calcext:value-type="float">
            <text:p>43</text:p>
          </table:table-cell>
          <table:table-cell office:value-type="float" office:value="16.25" calcext:value-type="float">
            <text:p>16,25</text:p>
          </table:table-cell>
          <table:table-cell table:formula="of:=SQRT((([.A6]-[.C6])^2) + (([.B6]-[.D6])^2))" office:value-type="float" office:value="0.537749235595362" calcext:value-type="float">
            <text:p>0,5377492356</text:p>
          </table:table-cell>
          <table:table-cell table:formula="of:=(1/[.E6]^2)/(1/[.E7]^2+1/[.E6]^2)" office:value-type="float" office:value="0.537920964690796" calcext:value-type="float">
            <text:p>0,5379209647</text:p>
          </table:table-cell>
          <table:table-cell/>
        </table:table-row>
        <table:table-row table:style-name="ro1">
          <table:table-cell office:value-type="float" office:value="42.66792679" calcext:value-type="float">
            <text:p>42,66792679</text:p>
          </table:table-cell>
          <table:table-cell office:value-type="float" office:value="15.77422237" calcext:value-type="float">
            <text:p>15,77422237</text:p>
          </table:table-cell>
          <table:table-cell office:value-type="float" office:value="43" calcext:value-type="float">
            <text:p>43</text:p>
          </table:table-cell>
          <table:table-cell office:value-type="float" office:value="16.25" calcext:value-type="float">
            <text:p>16,25</text:p>
          </table:table-cell>
          <table:table-cell table:formula="of:=SQRT((([.A7]-[.C7])^2) + (([.B7]-[.D7])^2))" office:value-type="float" office:value="0.580204248526429" calcext:value-type="float">
            <text:p>0,5802042485</text:p>
          </table:table-cell>
          <table:table-cell table:formula="of:=(1/[.E7]^2)/(1/[.E6]^2+1/[.E7]^2)" office:value-type="float" office:value="0.462079035309204" calcext:value-type="float">
            <text:p>0,46207903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0000-00-00T09:15:10.703658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15:18.225747430</meta:creation-date>
    <meta:editing-duration>P0D</meta:editing-duration>
    <meta:editing-cycles>2</meta:editing-cycles>
    <meta:generator>LibreOffice/4.1.6.2$Linux_X86_64 LibreOffice_project/410m0$Build-2</meta:generator>
    <dc:date>2016-09-28T09:16:53.787749633</dc:date>
    <meta:document-statistic meta:table-count="1" meta:cell-count="43" meta:object-count="0"/>
  </office:meta>
</office:document-meta>
</file>